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3dc3f1" officeooo:paragraph-rsid="003dc3f1"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6"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7" style:family="paragraph" style:parent-style-name="Standard">
      <style:paragraph-properties fo:margin-top="0in" fo:margin-bottom="0in" style:contextual-spacing="false" fo:text-align="justify" style:justify-single-word="false"/>
      <style:text-properties style:font-name="Georgia" officeooo:rsid="003dc3f1" officeooo:paragraph-rsid="003dc3f1"/>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3dc3f1" officeooo:paragraph-rsid="003dc3f1"/>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style:style style:name="T11" style:family="text">
      <style:text-properties officeooo:rsid="00384843"/>
    </style:style>
    <style:style style:name="T12" style:family="text">
      <style:text-properties officeooo:rsid="00391a4a"/>
    </style:style>
    <style:style style:name="T13" style:family="text">
      <style:text-properties officeooo:rsid="003ab07c"/>
    </style:style>
    <style:style style:name="T14" style:family="text">
      <style:text-properties officeooo:rsid="003b4856"/>
    </style:style>
    <style:style style:name="T15" style:family="text">
      <style:text-properties officeooo:rsid="003ba39c"/>
    </style:style>
    <style:style style:name="T16" style:family="text">
      <style:text-properties officeooo:rsid="003d475f"/>
    </style:style>
    <style:style style:name="T17" style:family="text">
      <style:text-properties officeooo:rsid="003f428d"/>
    </style:style>
    <style:style style:name="T18" style:family="text">
      <style:text-properties officeooo:rsid="003fed5b"/>
    </style:style>
    <style:style style:name="T19" style:family="text">
      <style:text-properties officeooo:rsid="0041b0bc"/>
    </style:style>
    <style:style style:name="T20" style:family="text">
      <style:text-properties officeooo:rsid="00424b0b"/>
    </style:style>
    <style:style style:name="T21" style:family="text">
      <style:text-properties officeooo:rsid="00439000"/>
    </style:style>
    <style:style style:name="T22" style:family="text">
      <style:text-properties officeooo:rsid="004558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5"><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5"><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5"><text:s text:c="5"/><text:span text:style-name="T10">It was okay, you muttered to yourself, no harm no foul. You just had to figure out something else to do with your life.</text:span></text:p>
      <text:p text:style-name="P5"><text:s text:c="5"/><text:span text:style-name="T10">There was an amount of danger to flying jets. You didn’t want to always be in that realm of danger anyways.</text:span></text:p>
      <text:p text:style-name="P5"/>
      <text:p text:style-name="P3">Skype</text:p>
      <text:p text:style-name="P6"><text:s text:c="5"/>Sitting on your couch, you reach for your tablet. <text:span text:style-name="T11">Opening Skype you decide to catch up with some old friends.</text:span></text:p>
      <text:p text:style-name="P6"><text:s text:c="5"/><text:span text:style-name="T11">Well they aren’t old, you just haven’t talked with them in a bit.</text:span></text:p>
      <text:p text:style-name="P6"><text:s text:c="5"/><text:span text:style-name="T12">Sarah is the first one you call. She picks up and smiles at you. You talk about the past, the present what’s going on in your lives. It’s a good conversation. At the end of it, she flashes you while sucking on a Popsicle. She always had a devious charm about her.</text:span></text:p>
      <text:p text:style-name="P6"><text:s text:c="5"/><text:span text:style-name="T13">Next up is Mike, you haven’t talked to Mike in years. You don’t even know if he’ll pick up. Not many people use Skype anymore.</text:span></text:p>
      <text:p text:style-name="P6"><text:s text:c="5"/><text:span text:style-name="T14">After a few minutes of waiting you give up on Mike, he doesn’t pick up. A shame really you had some things to discuss.</text:span></text:p>
      <text:p text:style-name="P6"><text:s text:c="5"/><text:span text:style-name="T15">You talk to a handful of other people, checking in on them and see how their day was. All in all it’s a good evening of catching up with people.</text:span></text:p>
      <text:p text:style-name="P6"><text:s text:c="5"/><text:span text:style-name="T16">As you head for bed, you wonder what Amy is up to. You should give her a call in the morning. It’s late.</text:span></text:p>
      <text:p text:style-name="P6"><text:soft-page-break/></text:p>
      <text:p text:style-name="P4">Running</text:p>
      <text:p text:style-name="P7"><text:s text:c="5"/>You decide to go for a jog. More like a run through town. There are a few people you notice each morning as you run. <text:span text:style-name="T17">They seem friendly enough. </text:span><text:span text:style-name="T18">You wonder if you’ll see Amy out for a run, her tits bouncing as she does so. Probably not.</text:span></text:p>
      <text:p text:style-name="P7"><text:s text:c="5"/><text:span text:style-name="T19">It would be nice, Amy has a thing for you and you have a thing for her. She’s hot, let’s face it.</text:span></text:p>
      <text:p text:style-name="P7"><text:s text:c="5"/><text:span text:style-name="T20">So hot you want to pound her each and every time you see her. But that’s not realistic as she’s </text:span><text:span text:style-name="T21">usually working.</text:span></text:p>
      <text:p text:style-name="P7"><text:s text:c="5"/><text:span text:style-name="T21">As you run you pass by some gals, they glance over their shoulder to stare at you. It’s a nice thought that at least some people are checking you out.</text:span></text:p>
      <text:p text:style-name="P7"><text:s text:c="5"/><text:span text:style-name="T22">It’s an overcast day, you’re just waiting for the rain to come in.</text:span></text:p>
      <text:p text:style-name="P7"><text:s text:c="5"/><text:span text:style-name="T22">Sure enough it starts raining hard. You decide to pack it up and head inside where it’s dry and warm. No point in running out in the ra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4:16:19.746000000</dc:date>
    <meta:editing-cycles>60</meta:editing-cycles>
    <meta:editing-duration>PT1H43M45S</meta:editing-duration>
    <meta:generator>LibreOffice/7.4.0.3$Windows_X86_64 LibreOffice_project/f85e47c08ddd19c015c0114a68350214f7066f5a</meta:generator>
    <meta:document-statistic meta:table-count="0" meta:image-count="0" meta:object-count="0" meta:page-count="3" meta:paragraph-count="28" meta:word-count="700" meta:character-count="3670" meta:non-whitespace-character-count="2878"/>
    <meta:template xlink:type="simple" xlink:actuate="onRequest" xlink:title="Normal.dotm" xlink:href=""/>
  </office:meta>
</office:document-meta>
</file>